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.27cm" svg:x="2.27cm" svg:y="2.205cm">
          <text:p text:style-name="P1">Soccer Simulation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51cm" svg:height="1.27cm" svg:x="2.27cm" svg:y="6.715cm">
          <text:p text:style-name="P1">Communication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51cm" svg:height="8.89cm" svg:x="2.2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27cm" svg:x="3.54cm" svg:y="10.525cm">
          <text:p text:style-name="P1">Belief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14.335cm" svg:y="10.525cm">
          <text:p text:style-name="P1"><text:span text:style-name="T1">Motion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9.89cm" svg:y="10.525cm">
          <text:p text:style-name="P1"><text:span text:style-name="T1">Communication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1.27cm" svg:x="6.08cm" svg:y="13.065cm">
          <text:p text:style-name="P1">Behavi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605cm" svg:height="1.27cm" svg:x="3.54cm" svg:y="15.605cm">
          <text:p text:style-name="P1">Coordin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10.525cm" svg:y="11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12.43cm" svg:y="11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15.605cm" svg:y="11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54cm" svg:x="15.605cm" svg:y="7.9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54cm" svg:x="11.795cm" svg:y="7.9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175cm" svg:x="15.605cm" svg:y="3.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175cm" svg:x="4.175cm" svg:y="3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54cm" svg:x="4.175cm" svg:y="7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4.175cm" svg:y="11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1.27cm" svg:x="8.62cm" svg:y="14.3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635cm" svg:height="1.27cm" svg:x="6.715cm" svg:y="11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draw:layer="layout" svg:x1="1.635cm" svg:y1="5.045cm" svg:x2="19.415cm" svg:y2="5.045cm">
          <text:p/>
        </draw:line>
        <draw:frame draw:style-name="gr6" draw:layer="layout" svg:width="5.715cm" svg:height="1.52cm" svg:x="8.855cm" svg:y="5.445cm">
          <draw:text-box>
            <text:p>Agent Layer</text:p>
          </draw:text-box>
        </draw:frame>
        <draw:frame draw:style-name="gr6" draw:layer="layout" svg:width="5.715cm" svg:height="1.52cm" svg:x="8.82cm" svg:y="3.775cm">
          <draw:text-box>
            <text:p>Server Lay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ethe </meta:initial-creator>
    <meta:creation-date>2012-07-27T12:53:23</meta:creation-date>
    <dc:date>2012-08-07T12:30:33</dc:date>
    <dc:creator>methe </dc:creator>
    <meta:editing-duration>PT16M51S</meta:editing-duration>
    <meta:editing-cycles>2</meta:editing-cycles>
    <meta:generator>LibreOffice/3.3$Unix LibreOffice_project/330m19$Build-401</meta:generator>
    <meta:document-statistic meta:object-count="22"/>
  </office:meta>
</office:document-meta>
</file>